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Heading_20_1">
      <style:text-properties officeooo:rsid="001deb6a" officeooo:paragraph-rsid="001deb6a"/>
    </style:style>
    <style:style style:name="P5" style:family="paragraph" style:parent-style-name="Heading_20_1" style:master-page-name="First_20_Page">
      <style:paragraph-properties style:page-number="auto"/>
      <style:text-properties officeooo:rsid="001f5dd5" officeooo:paragraph-rsid="001f5dd5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23351883" text:style-name="Outline">
        <text:list-item>
          <text:h text:style-name="P5" text:outline-level="1">Seguridad</text:h>
        </text:list-item>
        <text:list-item>
          <text:h text:style-name="P4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3-8</text:span>-2018</text:p>
      <text:p text:style-name="Standard"/>
      <text:p text:style-name="P1">Programa:</text:p>
      <text:p text:style-name="P1"/>
      <text:p text:style-name="P1">Fuente: <text:a xlink:type="simple" xlink:href="https://platzi.com/blog/reglas-de-seguridad-avanzadas-con-firebase-y-firestore/" text:style-name="Internet_20_link" text:visited-style-name="Visited_20_Internet_20_Link">https://platzi.com/blog/reglas-de-seguridad-avanzadas-con-firebase-y-firestore/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<text:soft-page-break/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9-07-26T11:05:38.597601335</meta:creation-date>
    <meta:editing-duration>PT35S</meta:editing-duration>
    <meta:generator>LibreOffice/6.2.4.2$MacOSX_X86_64 LibreOffice_project/2412653d852ce75f65fbfa83fb7e7b669a126d64</meta:generator>
    <dc:date>2019-07-26T11:06:12.393159928</dc:date>
    <meta:document-statistic meta:table-count="0" meta:image-count="0" meta:object-count="0" meta:page-count="3" meta:paragraph-count="9" meta:word-count="17" meta:character-count="208" meta:non-whitespace-character-count="2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